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6bbe1d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7035a2" style:font-size-asian="10pt" style:font-size-complex="10pt"/>
    </style:style>
    <style:style style:name="P5" style:family="paragraph" style:parent-style-name="Text_20_body">
      <style:text-properties fo:font-size="10.5pt" fo:font-style="normal" fo:font-weight="bold" officeooo:paragraph-rsid="005012ab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Heading_20_4">
      <style:text-properties style:font-name="Calibri" fo:font-size="12pt" style:font-size-asian="12pt" style:font-size-complex="12pt"/>
    </style:style>
    <style:style style:name="P7" style:family="paragraph" style:parent-style-name="IDBlock">
      <style:text-properties officeooo:paragraph-rsid="004ca359"/>
    </style:style>
    <style:style style:name="P8" style:family="paragraph" style:parent-style-name="IDBlock">
      <style:text-properties officeooo:rsid="00677254" officeooo:paragraph-rsid="00677254"/>
    </style:style>
    <style:style style:name="P9" style:family="paragraph" style:parent-style-name="ExperienceBullets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5a7f4c" style:font-size-asian="10pt" style:font-size-complex="10pt"/>
    </style:style>
    <style:style style:name="P10" style:family="paragraph" style:parent-style-name="Text_20_body">
      <style:text-properties fo:font-size="10pt" fo:font-style="normal" officeooo:paragraph-rsid="006e3434" style:font-size-asian="10pt" style:font-style-asian="normal" style:font-size-complex="10pt" style:font-style-complex="normal"/>
    </style:style>
    <style:style style:name="P11" style:family="paragraph" style:parent-style-name="Main_20_Title">
      <style:text-properties officeooo:rsid="005a11ba" officeooo:paragraph-rsid="0060155b"/>
    </style:style>
    <style:style style:name="P12" style:family="paragraph" style:parent-style-name="ExperienceLocation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13" style:family="paragraph" style:parent-style-name="ExperienceBullets" style:list-style-name="L1">
      <style:text-properties fo:font-size="11pt" officeooo:rsid="0060155b" officeooo:paragraph-rsid="0060155b" style:font-size-asian="11pt" style:font-size-complex="11pt"/>
    </style:style>
    <style:style style:name="P14" style:family="paragraph" style:parent-style-name="ExperienceBullets" style:list-style-name="L1">
      <style:text-properties fo:font-size="11pt" officeooo:rsid="005a7f4c" officeooo:paragraph-rsid="0060155b" style:font-size-asian="11pt" style:font-size-complex="11pt"/>
    </style:style>
    <style:style style:name="P15" style:family="paragraph" style:parent-style-name="ExperienceBullets" style:list-style-name="L1">
      <style:text-properties fo:font-size="11pt" officeooo:rsid="007035a2" officeooo:paragraph-rsid="007035a2" style:font-size-asian="11pt" style:font-size-complex="11pt"/>
    </style:style>
    <style:style style:name="P16" style:family="paragraph" style:parent-style-name="ExperienceBullets" style:list-style-name="L1">
      <style:text-properties fo:font-size="11pt" officeooo:rsid="003c5595" officeooo:paragraph-rsid="0060155b" style:font-size-asian="11pt" style:font-size-complex="11pt"/>
    </style:style>
    <style:style style:name="P17" style:family="paragraph" style:parent-style-name="ExperienceBullets" style:list-style-name="L1">
      <style:text-properties fo:font-size="11pt" officeooo:rsid="005012ab" officeooo:paragraph-rsid="0072cca6" style:font-size-asian="11pt" style:font-size-complex="11pt"/>
    </style:style>
    <style:style style:name="P18" style:family="paragraph" style:parent-style-name="ExperienceBullets" style:list-style-name="L1">
      <style:text-properties fo:font-size="11pt" officeooo:paragraph-rsid="0065baa8" style:font-size-asian="11pt" style:font-size-complex="11pt"/>
    </style:style>
    <style:style style:name="P19" style:family="paragraph" style:parent-style-name="ExperienceBullets" style:list-style-name="L2">
      <style:text-properties fo:font-size="11pt" officeooo:paragraph-rsid="0051d1ae" style:font-size-asian="11pt" style:font-size-complex="11pt"/>
    </style:style>
    <style:style style:name="P20" style:family="paragraph" style:parent-style-name="ExperienceBullets" style:list-style-name="L3">
      <style:text-properties fo:font-size="11pt" style:font-size-asian="11pt" style:font-size-complex="11pt"/>
    </style:style>
    <style:style style:name="P21" style:family="paragraph" style:parent-style-name="ExperienceBullets" style:list-style-name="L3">
      <style:text-properties fo:font-size="11pt" officeooo:paragraph-rsid="004ca359" style:font-size-asian="11pt" style:font-size-complex="11pt"/>
    </style:style>
    <style:style style:name="P22" style:family="paragraph" style:parent-style-name="ExperienceBullets" style:list-style-name="L3">
      <style:text-properties fo:font-size="11pt" officeooo:rsid="0031fbcd" officeooo:paragraph-rsid="0031fbcd" style:font-size-asian="11pt" style:font-size-complex="11pt"/>
    </style:style>
    <style:style style:name="P23" style:family="paragraph" style:parent-style-name="ExperienceBullets" style:list-style-name="L4">
      <style:text-properties fo:font-size="11pt" officeooo:paragraph-rsid="002cb9fc" style:font-size-asian="11pt" style:font-size-complex="11pt"/>
    </style:style>
    <style:style style:name="P24" style:family="paragraph" style:parent-style-name="ExperienceBullets" style:list-style-name="L4">
      <style:text-properties fo:font-size="11pt" officeooo:rsid="002cb9fc" officeooo:paragraph-rsid="002cb9fc" style:font-size-asian="11pt" style:font-size-complex="11pt"/>
    </style:style>
    <style:style style:name="P25" style:family="paragraph" style:parent-style-name="ExperienceBullets" style:list-style-name="L4">
      <style:text-properties fo:font-size="11pt" officeooo:rsid="002f1fc2" officeooo:paragraph-rsid="002f1fc2" style:font-size-asian="11pt" style:font-size-complex="11pt"/>
    </style:style>
    <style:style style:name="P26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style:font-size-asian="11pt" style:font-size-complex="11pt"/>
    </style:style>
    <style:style style:name="P27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paragraph-rsid="0028e326" style:font-size-asian="11pt" style:font-size-complex="11pt"/>
    </style:style>
    <style:style style:name="P28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paragraph-rsid="0072d44a" style:font-size-asian="11pt" style:font-size-complex="11pt"/>
    </style:style>
    <style:style style:name="P29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rsid="006c336c" officeooo:paragraph-rsid="006fd5e2" style:font-size-asian="11pt" style:font-size-complex="11pt"/>
    </style:style>
    <style:style style:name="P30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rsid="0036b409" officeooo:paragraph-rsid="006d8bb1" style:font-size-asian="11pt" style:font-size-complex="11pt"/>
    </style:style>
    <style:style style:name="T1" style:family="text">
      <style:text-properties officeooo:rsid="0025d916"/>
    </style:style>
    <style:style style:name="T2" style:family="text">
      <style:text-properties officeooo:rsid="0025e129"/>
    </style:style>
    <style:style style:name="T3" style:family="text">
      <style:text-properties officeooo:rsid="00264d57"/>
    </style:style>
    <style:style style:name="T4" style:family="text">
      <style:text-properties officeooo:rsid="002833e3"/>
    </style:style>
    <style:style style:name="T5" style:family="text">
      <style:text-properties officeooo:rsid="0028e326"/>
    </style:style>
    <style:style style:name="T6" style:family="text">
      <style:text-properties officeooo:rsid="002cb9fc"/>
    </style:style>
    <style:style style:name="T7" style:family="text">
      <style:text-properties officeooo:rsid="0031fbcd"/>
    </style:style>
    <style:style style:name="T8" style:family="text">
      <style:text-properties officeooo:rsid="003b0601"/>
    </style:style>
    <style:style style:name="T9" style:family="text">
      <style:text-properties officeooo:rsid="0044ef3f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46d701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46d701" style:font-size-asian="10pt" style:font-weight-asian="bold" style:font-size-complex="10pt" style:font-weight-complex="bold"/>
    </style:style>
    <style:style style:name="T14" style:family="text">
      <style:text-properties officeooo:rsid="0046d701"/>
    </style:style>
    <style:style style:name="T15" style:family="text">
      <style:text-properties officeooo:rsid="004713c8"/>
    </style:style>
    <style:style style:name="T16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7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8" style:family="text">
      <style:text-properties officeooo:rsid="00489236"/>
    </style:style>
    <style:style style:name="T19" style:family="text">
      <style:text-properties officeooo:rsid="004a27c4"/>
    </style:style>
    <style:style style:name="T20" style:family="text">
      <style:text-properties officeooo:rsid="005012ab"/>
    </style:style>
    <style:style style:name="T21" style:family="text">
      <style:text-properties officeooo:rsid="0050ec75"/>
    </style:style>
    <style:style style:name="T22" style:family="text">
      <style:text-properties officeooo:rsid="0051d1ae"/>
    </style:style>
    <style:style style:name="T23" style:family="text">
      <style:text-properties officeooo:rsid="005a7f4c"/>
    </style:style>
    <style:style style:name="T24" style:family="text">
      <style:text-properties officeooo:rsid="005c278f"/>
    </style:style>
    <style:style style:name="T25" style:family="text">
      <style:text-properties officeooo:rsid="005c42b2"/>
    </style:style>
    <style:style style:name="T26" style:family="text">
      <style:text-properties officeooo:rsid="005d2e96"/>
    </style:style>
    <style:style style:name="T27" style:family="text">
      <style:text-properties officeooo:rsid="0065baa8"/>
    </style:style>
    <style:style style:name="T28" style:family="text">
      <style:text-properties officeooo:rsid="00671d42"/>
    </style:style>
    <style:style style:name="T29" style:family="text">
      <style:text-properties officeooo:rsid="0069d34f"/>
    </style:style>
    <style:style style:name="T30" style:family="text">
      <style:text-properties officeooo:rsid="006c336c"/>
    </style:style>
    <style:style style:name="T31" style:family="text">
      <style:text-properties officeooo:rsid="006d8bb1"/>
    </style:style>
    <style:style style:name="T32" style:family="text">
      <style:text-properties officeooo:rsid="006e3434"/>
    </style:style>
    <style:style style:name="T33" style:family="text">
      <style:text-properties officeooo:rsid="006fd5e2"/>
    </style:style>
    <style:style style:name="T34" style:family="text">
      <style:text-properties officeooo:rsid="007035a2"/>
    </style:style>
    <style:style style:name="T35" style:family="text">
      <style:text-properties officeooo:rsid="0070d3c8"/>
    </style:style>
    <style:style style:name="T36" style:family="text">
      <style:text-properties officeooo:rsid="0072cca6"/>
    </style:style>
    <style:style style:name="T37" style:family="text">
      <style:text-properties officeooo:rsid="0072d44a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6d701" style:font-weight-asian="bold" style:font-weight-complex="bold"/>
    </style:style>
    <style:style style:name="T42" style:family="text">
      <style:text-properties fo:font-weight="bold" officeooo:rsid="004713c8" style:font-weight-asian="bold" style:font-weight-complex="bold"/>
    </style:style>
    <style:style style:name="T43" style:family="text">
      <style:text-properties officeooo:rsid="00744c59"/>
    </style:style>
    <style:style style:name="T44" style:family="text">
      <style:text-properties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font-size="10.5pt" fo:font-weight="bold" officeooo:rsid="004713c8" style:font-size-asian="10.5pt" style:font-weight-asian="bold" style:font-size-complex="10.5pt" style:font-weight-complex="bold"/>
    </style:style>
    <style:style style:name="T46" style:family="text">
      <style:text-properties fo:font-size="10.5pt" fo:font-weight="bold" officeooo:rsid="0046d701" style:font-size-asian="10.5pt" style:font-weight-asian="bold" style:font-size-complex="10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DBlock">Jonathon Clark</text:p>
      <text:p text:style-name="P7"><text:a xlink:type="simple" xlink:href="mailto:jc@saipantech.com" text:style-name="Internet_20_link" text:visited-style-name="Visited_20_Internet_20_Link">jc@saipantech.com</text:a> <text:s/>(670) 483-8684</text:p>
      <text:p text:style-name="P7">Saipan, MP 96950 <text:span text:style-name="T31">(Relocating)</text:span></text:p>
      <text:p text:style-name="P8">Linked In - www.linkedin.com/in/jc-clark-98078b88/</text:p>
      <text:h text:style-name="P11" text:outline-level="3">IT Director - Senior Systems <text:span text:style-name="T43">Engineer</text:span> </text:h>
      <text:list xml:id="list1400831019" text:style-name="L1">
        <text:list-item>
          <text:p text:style-name="P13"><text:span text:style-name="T36">Proven </text:span>experience i<text:span text:style-name="T36">n providing comprehensive network and infrastructure solutions</text:span>.</text:p>
        </text:list-item>
        <text:list-item>
          <text:p text:style-name="P17"><text:span text:style-name="T36">Linux Systems engineering specialist. – </text:span><text:span text:style-name="T38">Linux Foundation Certified Engineer</text:span></text:p>
        </text:list-item>
        <text:list-item>
          <text:p text:style-name="P14">Mixed network (Linux, Windows, Mac, Android) integration and security design. </text:p>
        </text:list-item>
        <text:list-item>
          <text:p text:style-name="P15"><text:span text:style-name="T36">Angular and Python API </text:span>designer and programmer. </text:p>
        </text:list-item>
        <text:list-item>
          <text:p text:style-name="P16"><text:span text:style-name="T35">Proficient</text:span> at <text:span text:style-name="T26">integrating</text:span> <text:span text:style-name="T6">v</text:span>irtual <text:span text:style-name="T34">systems into existing legacy network infrastructure.</text:span></text:p>
        </text:list-item>
        <text:list-item>
          <text:p text:style-name="P15">Private and <text:span text:style-name="T43">h</text:span>ybrid <text:span text:style-name="T43">cl</text:span>oud <text:span text:style-name="T43">network </text:span>Development.</text:p>
        </text:list-item>
        <text:list-item>
          <text:p text:style-name="P18"><text:span text:style-name="T27">Up-to-date on latest industry trends, applications and equipment.</text:span></text:p>
        </text:list-item>
      </text:list>
      <text:h text:style-name="ExperienceTitle" text:outline-level="3">Director of Information Technology</text:h>
      <text:h text:style-name="ExperienceLocation" text:outline-level="5">Mount Carmel Sc<text:span text:style-name="T2">hool, Saipan Island</text:span> <text:s/>- August 2015 – Present</text:h>
      <text:p text:style-name="P10"><text:span text:style-name="T20">Established</text:span> an Information Technology Department <text:span text:style-name="T24">on the largest private school on the island. <text:s/>Was promoted to a member of the Leadership Team. I made decisive changes and revolutionized workflow in establishing </text:span>the 21st Century <text:span text:style-name="T24">classroom imperative</text:span>. <text:s/></text:p>
      <text:p text:style-name="P5"><text:span text:style-name="T32">A brief of these major</text:span> accomplish<text:span text:style-name="T20">ments</text:span>:</text:p>
      <text:list xml:id="list3405716382" text:style-name="L2">
        <text:list-item>
          <text:p text:style-name="P26">Rebuilt the entire IT infrastructure and modernized all facets of computing on campus.</text:p>
        </text:list-item>
        <text:list-item>
          <text:p text:style-name="P26">Provided training <text:span text:style-name="T25">sessions </text:span>and organized a tech team to provide granular s<text:span text:style-name="T25">u</text:span>pport to all <text:span text:style-name="T25">teachers and administrators, attained a consistent technical proficiency level school wide.</text:span> </text:p>
        </text:list-item>
        <text:list-item>
          <text:p text:style-name="P29">Developed, programmed, and deployed into production, an on-line project management application <text:span text:style-name="T31">(using MEAN stack) </text:span>to monitor progress of the school’s master 5 year strategic plan. <text:span text:style-name="T33">Projects were dragging behind schedule, not starting. <text:s/>After deploying the application </text:span>project<text:span text:style-name="T33">s</text:span> <text:span text:style-name="T33">started to move</text:span>. <text:span text:style-name="T33">We</text:span> fostered accountability and <text:span text:style-name="T33">boosted</text:span> productivity </text:p>
        </text:list-item>
        <text:list-item>
          <text:p text:style-name="P30">Designed, programmed and deployed <text:span text:style-name="T30">into production </text:span>a <text:span text:style-name="T19">school </text:span>admissions <text:span text:style-name="T5">web application <text:s/>(using Django/Python), </text:span>which <text:span text:style-name="T32">simplified the school registration process. Parents are now directly managing </text:span>demographic <text:span text:style-name="T22">data which feeds into the school information system (SIS). This increased data accuracy and </text:span>expedited the enrollment process <text:span text:style-name="T32">twofold</text:span>.</text:p>
        </text:list-item>
        <text:list-item>
          <text:p text:style-name="P27"><text:span text:style-name="T27">Recognized and i</text:span>nstituted cost cutting measures <text:span text:style-name="T31">campus wide, </text:span>which saw the successful migration to open source <text:span text:style-name="T21">applications</text:span> from the more costly commercial alternative. </text:p>
        </text:list-item>
        <text:list-item>
          <text:p text:style-name="P27">Introduced new<text:span text:style-name="T19"> </text:span>techn<text:span text:style-name="T19">ical strategies</text:span> which had the following effect:</text:p>
          <text:list>
            <text:list-item>
              <text:p text:style-name="P26">Consolidated servers, and reduced hardware maintenance cost.</text:p>
            </text:list-item>
            <text:list-item>
              <text:p text:style-name="P26">Provided scalable computer pool resources for students and teachers.</text:p>
            </text:list-item>
            <text:list-item>
              <text:p text:style-name="P28"><text:span text:style-name="T33">By phasing out obsolete full size desktops and using thin clients, we realized a </text:span>substantial <text:span text:style-name="T8">reduction in</text:span> <text:span text:style-name="T9">maintenance and </text:span>electricity cost <text:span text:style-name="T37">as well as slashing the per workstation cost by 68%</text:span>.</text:p>
              <text:p text:style-name="P19"/>
            </text:list-item>
          </text:list>
        </text:list-item>
      </text:list>
      <text:p text:style-name="ExperienceTitle"><text:soft-page-break/><text:span text:style-name="T27">S</text:span>ystems Engineer <text:span text:style-name="T23">and Administrator</text:span></text:p>
      <text:h text:style-name="P12" text:outline-level="5">Mango Resort Saipan February 2014 - Present <text:s/>- Saipan, Northern Mariana Islands</text:h>
      <text:p text:style-name="Text_20_body"><text:span text:style-name="T10">A newly renovated hotel with no systems in place</text:span>.</text:p>
      <text:list xml:id="list1940447348" text:style-name="L3">
        <text:list-item>
          <text:p text:style-name="P20">Engineered and supervised the <text:span text:style-name="T37">i</text:span>nstallation of all electronic infrastructure for the resort including computer, satellite entertainment, wifi, and office administration systems. </text:p>
        </text:list-item>
        <text:list-item>
          <text:p text:style-name="P21">Developed, programmed and deployed, the <text:span text:style-name="T31">property management system (Django/Python) and a</text:span> desk reservation system. <text:span text:style-name="T3">Collaborated with the Resort General Manager to render her ideas into a production ready application.</text:span></text:p>
        </text:list-item>
        <text:list-item>
          <text:p text:style-name="P20">With a limited budget, I provided full O/A systems <text:span text:style-name="T19">including</text:span> VDI workstations and support networks. </text:p>
        </text:list-item>
        <text:list-item>
          <text:p text:style-name="P22">Harnessed virtual technology to provide cost effective growth solutions.</text:p>
        </text:list-item>
        <text:list-item>
          <text:p text:style-name="P20">Engineered WiFi zones and placements <text:span text:style-name="T3">of AP's</text:span> using commodity equipment <text:span text:style-name="T3">to maintain 100% coverage for all rooms.</text:span></text:p>
        </text:list-item>
      </text:list>
      <text:h text:style-name="ExperienceTitle" text:outline-level="3">Systems <text:span text:style-name="T5">Administrator</text:span></text:h>
      <text:h text:style-name="Heading_20_5" text:outline-level="5">Seoul English Science Edu-Center <text:s/><text:span text:style-name="T4">August 2011 - February 2014 Seoul - South Korea</text:span></text:h>
      <text:p text:style-name="P1"><text:span text:style-name="T10">A South Korean science observatory </text:span><text:span text:style-name="T11">and </text:span><text:span text:style-name="T10">learning center.</text:span> </text:p>
      <text:list xml:id="list3014791587" text:style-name="L4">
        <text:list-item>
          <text:p text:style-name="P23"><text:span text:style-name="T19">Streamlined the publication of a bi-weekly science periodical. I d</text:span>evelo<text:span text:style-name="T6">ped</text:span> a network of <text:span text:style-name="T6">administrative </text:span>windows and linux computers <text:span text:style-name="T6">for data sharing and WebDAV collaboration.</text:span></text:p>
        </text:list-item>
        <text:list-item>
          <text:p text:style-name="P24">Maintained computer lab equipment to highest readiness.</text:p>
        </text:list-item>
        <text:list-item>
          <text:p text:style-name="P25">Built and demonstrated <text:span text:style-name="T14">an</text:span> OpenStack <text:span text:style-name="T7">Havana for the team to use in the development of science based educational tools in the science research department.</text:span></text:p>
        </text:list-item>
      </text:list>
      <text:p text:style-name="ExperienceTitle">Education</text:p>
      <text:p text:style-name="ExperienceBullets"><text:tab/><text:span text:style-name="T44">BS C</text:span><text:span text:style-name="T46">omputer </text:span><text:span text:style-name="T44">S</text:span><text:span text:style-name="T46">cience - </text:span><text:span text:style-name="T44">National University </text:span><text:span text:style-name="T46">Sacramento, CA</text:span></text:p>
      <text:p text:style-name="ExperienceBullets"><text:tab/><text:span text:style-name="T14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<text:span text:style-name="T44">Linux Foundation Certified Engineer – </text:span><text:span text:style-name="T45">LFCE</text:span></text:p>
      <text:p text:style-name="ExperienceTitle"><text:span text:style-name="T16">Technology </text:span><text:span text:style-name="T17">Proficiency </text:span><text:span text:style-name="T16">Summary</text:span>:</text:p>
      <text:p text:style-name="P9"><text:tab/>V<text:span text:style-name="T18">M </text:span>Management: <text:tab/>Ovirt/<text:span text:style-name="T18">RHEV Manager</text:span>, OpenStack, VMWare <text:span text:style-name="T15">Vcenter</text:span></text:p>
      <text:p text:style-name="P2"><text:tab/>Containers: <text:tab/>Docker, Kubernetes, LXD/LXC</text:p>
      <text:p text:style-name="P2"><text:tab/>Storage Systems: <text:tab/>Ceph, Swift, Cinder, Gluster </text:p>
      <text:p text:style-name="P3"><text:tab/><text:span text:style-name="T29">Scripting Language: <text:tab/> BASH, Perl </text:span></text:p>
      <text:p text:style-name="P4"><text:tab/><text:span text:style-name="T26">Development </text:span>Languages: <text:tab/>Python, Django, <text:span text:style-name="T28">AngularJS, JavaScript, Flask</text:span>, C, C++, HTML, CSS, Jquery, PHP</text:p>
      <text:p text:style-name="P2"><text:tab/>Deployment Tools: <text:tab/>Ansible, Puppet, Electron</text:p>
      <text:p text:style-name="ExperienceTitle">Interests : </text:p>
      <text:p text:style-name="ExperienceBullets"><text:tab/><text:span text:style-name="T10">Astrophysics, Wood Crafting, <text:s/>Music Performance</text:span></text:p>
      <text:p text:style-name="ExperienceLocation">Special Skill:</text:p>
      <text:p text:style-name="Table_20_Contents"><text:tab/>Speak fluent Korean</text:p>
      <text:h text:style-name="P6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>
      <style:paragraph-properties fo:margin-top="0.0201in" fo:margin-bottom="0.0098in" loext:contextual-spacing="false" fo:line-height="100%" fo:text-align="start" style:justify-single-word="false"/>
      <style:text-properties style:font-name="Calibri" fo:font-family="Calibri" style:font-family-generic="swiss" style:font-pitch="variable" fo:font-size="12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8-02-19T20:13:50.270073312</dc:date>
    <meta:editing-duration>PT5H1M52S</meta:editing-duration>
    <meta:editing-cycles>44</meta:editing-cycles>
    <meta:generator>LibreOffice/5.4.1.2$Linux_X86_64 LibreOffice_project/ea7cb86e6eeb2bf3a5af73a8f7777ac570321527</meta:generator>
    <meta:document-statistic meta:table-count="0" meta:image-count="0" meta:object-count="0" meta:page-count="2" meta:paragraph-count="57" meta:word-count="642" meta:character-count="4618" meta:non-whitespace-character-count="4011"/>
  </office:meta>
</office:document-meta>
</file>